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60">
      <style:table-cell-properties fo:border="none"/>
    </style:style>
  </office:automatic-styles>
  <office:body>
    <office:spreadsheet>
      <table:table table:name="Calificacion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2" table:default-cell-style-name="ce9"/>
        <table:table-row table:style-name="ro1">
          <table:table-cell table:style-name="ce5"/>
          <table:table-cell table:style-name="ce7" office:value-type="string" calcext:value-type="string">
            <text:p>weight</text:p>
          </table:table-cell>
          <table:table-cell table:style-name="ce7" office:value-type="string" calcext:value-type="string">
            <text:p>partial score [0, 50]</text:p>
          </table:table-cell>
          <table:table-cell table:style-name="ce7" office:value-type="string" calcext:value-type="string">
            <text:p>final score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ode works?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]*[.C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t data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ize data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visualization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s answered with data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B8]*[.C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Total score</text:p>
          </table:table-cell>
          <table:table-cell table:formula="of:=SUM([.D2:.D8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Luis Francisco Gomez Lopez</meta:initial-creator>
    <meta:creation-date>2024-03-25T08:14:17</meta:creation-date>
    <dc:date>2024-04-20T17:42:13.485000000</dc:date>
    <meta:editing-duration>PT23M56S</meta:editing-duration>
    <meta:editing-cycles>3</meta:editing-cycles>
    <meta:document-statistic meta:table-count="1" meta:cell-count="27" meta:object-count="0"/>
  </office:meta>
</office:document-meta>
</file>